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2e1" officeooo:paragraph-rsid="0007a2e1"/>
    </style:style>
    <style:style style:name="P2" style:family="paragraph" style:parent-style-name="Standard">
      <style:text-properties fo:font-weight="bold" officeooo:rsid="000ed775" officeooo:paragraph-rsid="000ed775" style:font-weight-asian="bold" style:font-weight-complex="bold"/>
    </style:style>
    <style:style style:name="P3" style:family="paragraph" style:parent-style-name="Standard">
      <style:text-properties fo:font-weight="bold" officeooo:rsid="001c8f01" officeooo:paragraph-rsid="00144028" style:font-weight-asian="bold" style:font-weight-complex="bold"/>
    </style:style>
    <style:style style:name="P4" style:family="paragraph" style:parent-style-name="Standard">
      <style:text-properties fo:font-weight="normal" officeooo:rsid="000ed775" officeooo:paragraph-rsid="000ed775" style:font-weight-asian="normal" style:font-weight-complex="normal"/>
    </style:style>
    <style:style style:name="P5" style:family="paragraph" style:parent-style-name="Standard">
      <style:text-properties officeooo:rsid="001c8f01" officeooo:paragraph-rsid="0007a2e1"/>
    </style:style>
    <style:style style:name="P6" style:family="paragraph" style:parent-style-name="Standard">
      <style:text-properties fo:font-weight="normal" officeooo:rsid="000ed775" officeooo:paragraph-rsid="0015a031" style:font-weight-asian="normal" style:font-weight-complex="normal"/>
    </style:style>
    <style:style style:name="P7" style:family="paragraph" style:parent-style-name="Standard">
      <style:text-properties fo:font-weight="normal" officeooo:rsid="001e377e" officeooo:paragraph-rsid="001e377e" style:font-weight-asian="normal" style:font-weight-complex="normal"/>
    </style:style>
    <style:style style:name="T1" style:family="text">
      <style:text-properties officeooo:rsid="00139599"/>
    </style:style>
    <style:style style:name="T2" style:family="text">
      <style:text-properties officeooo:rsid="00145cc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ekly reflection:</text:p>
      <text:p text:style-name="P7">Ran out of time to write this.</text:p>
      <text:p text:style-name="P7">Was hard to read and write in because sooo many brackets and was trying to complete an imperative task functionally. I used the fucntional language but didn’t really program functionally...</text:p>
      <text:p text:style-name="P6"/>
      <text:p text:style-name="P2">Run:</text:p>
      <text:p text:style-name="P7">use scheme –load cocktail-shaker.scm to run</text:p>
      <text:p text:style-name="P4"/>
      <text:p text:style-name="P2">Testing:</text:p>
      <text:p text:style-name="P7">The program is tested using an array of 10 numbers ordered randomly. It prints every time it swaps so that you can see it is performing the cocktail sort not just any sort. </text:p>
      <text:p text:style-name="P1"/>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57:53.687345818</meta:creation-date>
    <dc:date>2021-10-25T23:39:40.996738820</dc:date>
    <meta:editing-duration>PT1H11M17S</meta:editing-duration>
    <meta:editing-cycles>11</meta:editing-cycles>
    <meta:generator>LibreOffice/6.4.7.2$Linux_X86_64 LibreOffice_project/40$Build-2</meta:generator>
    <meta:document-statistic meta:table-count="0" meta:image-count="0" meta:object-count="0" meta:page-count="1" meta:paragraph-count="7" meta:word-count="80" meta:character-count="465" meta:non-whitespace-character-count="391"/>
  </office:meta>
</office:document-meta>
</file>